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05f" officeooo:paragraph-rsid="00169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mmi te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01:13:54.548026737</meta:creation-date>
    <dc:date>2021-04-21T01:14:57.433777459</dc:date>
    <meta:editing-duration>PT1M7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6.2$Linux_X86_64 LibreOffice_project/40$Build-2</meta:generator>
  </office:meta>
</office:document-meta>
</file>